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text-properties fo:color="#000000" fo:font-weight="bold" style:font-weight-asian="bold" style:font-weight-complex="bold"/>
    </style:style>
    <style:style style:name="P4" style:family="paragraph" style:parent-style-name="Standard">
      <style:paragraph-properties fo:margin-top="0.0835in" fo:margin-bottom="0in" loext:contextual-spacing="false"/>
    </style:style>
    <style:style style:name="P5" style:family="paragraph" style:parent-style-name="List_20_Paragraph">
      <style:text-properties officeooo:paragraph-rsid="0012bccf"/>
    </style:style>
    <style:style style:name="P6" style:family="paragraph" style:parent-style-name="Standard">
      <style:text-properties fo:color="#000000"/>
    </style:style>
    <style:style style:name="P7" style:family="paragraph" style:parent-style-name="Standard" style:list-style-name="WWNum5">
      <style:paragraph-properties fo:margin-top="0.0693in" fo:margin-bottom="0.0693in" loext:contextual-spacing="false">
        <style:tab-stops/>
      </style:paragraph-properties>
      <style:text-properties officeooo:paragraph-rsid="000cafd8"/>
    </style:style>
    <style:style style:name="P8" style:family="paragraph" style:parent-style-name="Standard" style:list-style-name="WWNum5">
      <style:paragraph-properties fo:margin-top="0.0693in" fo:margin-bottom="0.0693in" loext:contextual-spacing="false">
        <style:tab-stops/>
      </style:paragraph-properties>
      <style:text-properties officeooo:paragraph-rsid="000b3bde"/>
    </style:style>
    <style:style style:name="P9" style:family="paragraph" style:parent-style-name="Standard" style:list-style-name="WWNum5">
      <style:paragraph-properties fo:margin-top="0.0693in" fo:margin-bottom="0.0693in" loext:contextual-spacing="false">
        <style:tab-stops/>
      </style:paragraph-properties>
      <style:text-properties officeooo:paragraph-rsid="000bfdc8"/>
    </style:style>
    <style:style style:name="P10" style:family="paragraph" style:parent-style-name="Standard" style:list-style-name="WWNum5">
      <style:paragraph-properties fo:margin-top="0.0693in" fo:margin-bottom="0.0693in" loext:contextual-spacing="false">
        <style:tab-stops/>
      </style:paragraph-properties>
      <style:text-properties officeooo:paragraph-rsid="001400af"/>
    </style:style>
    <style:style style:name="P11" style:family="paragraph" style:parent-style-name="Standard" style:list-style-name="WWNum4">
      <style:paragraph-properties fo:margin-top="0.0693in" fo:margin-bottom="0.0693in" loext:contextual-spacing="false">
        <style:tab-stops/>
      </style:paragraph-properties>
      <style:text-properties fo:color="#000000" fo:font-weight="bold" style:font-weight-asian="bold" style:font-weight-complex="bold"/>
    </style:style>
    <style:style style:name="P12" style:family="paragraph" style:parent-style-name="Standard" style:list-style-name="WWNum4">
      <style:paragraph-properties fo:margin-top="0.0693in" fo:margin-bottom="0.0693in" loext:contextual-spacing="false">
        <style:tab-stops/>
      </style:paragraph-properties>
      <style:text-properties fo:color="#000000"/>
    </style:style>
    <style:style style:name="P13" style:family="paragraph" style:parent-style-name="Standard" style:list-style-name="WWNum6">
      <style:paragraph-properties fo:margin-top="0.0693in" fo:margin-bottom="0.0693in" loext:contextual-spacing="false">
        <style:tab-stops/>
      </style:paragraph-properties>
      <style:text-properties fo:color="#000000" fo:font-weight="normal" style:font-weight-asian="normal" style:font-weight-complex="normal"/>
    </style:style>
    <style:style style:name="P14" style:family="paragraph" style:parent-style-name="Heading_20_1">
      <style:paragraph-properties fo:text-align="center" style:justify-single-word="false"/>
      <style:text-properties officeooo:rsid="000fe031" officeooo:paragraph-rsid="000fe031"/>
    </style:style>
    <style:style style:name="P15" style:family="paragraph" style:parent-style-name="Heading_20_1">
      <style:text-properties officeooo:rsid="0012bccf"/>
    </style:style>
    <style:style style:name="P16" style:family="paragraph" style:parent-style-name="Name" style:master-page-name="Standard">
      <style:paragraph-properties style:page-number="auto"/>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officeooo:rsid="000f9ab1"/>
    </style:style>
    <style:style style:name="T4" style:family="text">
      <style:text-properties officeooo:rsid="000a1ef8"/>
    </style:style>
    <style:style style:name="T5" style:family="text">
      <style:text-properties officeooo:rsid="000b3bde"/>
    </style:style>
    <style:style style:name="T6" style:family="text">
      <style:text-properties fo:font-variant="normal" fo:text-transform="none" style:font-name="apple-system" fo:font-size="12pt" fo:letter-spacing="normal" fo:font-style="normal" fo:font-weight="normal"/>
    </style:style>
    <style:style style:name="T7" style:family="text">
      <style:text-properties fo:font-variant="normal" fo:text-transform="none" style:font-name="apple-system" fo:font-size="12pt" fo:letter-spacing="normal" fo:font-style="normal" fo:font-weight="normal" officeooo:rsid="0012bc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ichael Lerman</text:p>
      <text:p text:style-name="Contact_20_Info">2462 Booksin Ave, San Jose CA, 95125</text:p>
      <text:p text:style-name="Contact_20_Info">408-564-9578 | michael_lerman@yahoo.com</text:p>
      <text:list xml:id="list8271559906407334249" text:style-name="Outline">
        <text:list-item>
          <text:h text:style-name="P14" text:outline-level="1">Inventor of Netmory &amp; dreamer</text:h>
        </text:list-item>
        <text:list-item>
          <text:h text:style-name="P15" text:outline-level="1">Objective</text:h>
        </text:list-item>
      </text:list>
      <text:p text:style-name="P5"><text:span text:style-name="T6">My vision of the next generation computer and the internet, tells me that a revolution is around the corner. Computers will have an unlimited and persistent memory. These computers or devices will communicate faster. All this is achieved when those new computers consume only one fifth of the energy consumed in today's machines, and resulting in an amazingly longer battery life. I strongly believe that my invention NETMORY will reach this goal. </text:span><text:span text:style-name="T7">After having worked many years in development, I am seeking now a role in Research to fulfill my dream.</text:span> </text:p>
      <text:list xml:id="list212237015135275" text:continue-numbering="true" text:style-name="Outline">
        <text:list-item>
          <text:h text:style-name="Heading_20_1" text:outline-level="1">Education</text:h>
        </text:list-item>
      </text:list>
      <text:p text:style-name="Standard"><text:span text:style-name="Normal_20_Bold">Technion, Israel Institute of Technology</text:span><text:tab/>Haifa, Israel</text:p>
      <text:p text:style-name="Standard"><text:span text:style-name="Normal_20_Italic">BSC - Bachelor of Science in Computer Engineering</text:span><text:tab/>1990</text:p>
      <text:list xml:id="list212237679762955" text:continue-numbering="true" text:style-name="Outline">
        <text:list-item>
          <text:h text:style-name="Heading_20_1" text:outline-level="1">Experience</text:h>
        </text:list-item>
      </text:list>
      <text:p text:style-name="Standard"><text:span text:style-name="Normal_20_Bold"><text:span text:style-name="T4">Xilinx</text:span></text:span><text:tab/><text:span text:style-name="T4">San Jose</text:span> , CA</text:p>
      <text:p text:style-name="Standard"><text:span text:style-name="Normal_20_Italic"><text:span text:style-name="T4">Staff Debug/Diagnostic</text:span></text:span><text:span text:style-name="Normal_20_Italic"> Engineer </text:span><text:tab/>2017-Now</text:p>
      <text:p text:style-name="List_20_Paragraph"><text:span text:style-name="T4">Develop tools for debug and diagnosis system function failures</text:span>.</text:p>
      <text:p text:style-name="Standard"><text:span text:style-name="Normal_20_Bold">Micron </text:span><text:tab/>Milpitas, CA</text:p>
      <text:p text:style-name="Standard"><text:span text:style-name="Normal_20_Italic">Software Engineer - Senior</text:span><text:tab/>2014-2017</text:p>
      <text:p text:style-name="List_20_Paragraph">Embedded Business Unit</text:p>
      <text:p text:style-name="List_20_Paragraph">SPI Secure Boot, ACRTM. Embedded Linux, Xilinx Zenq with the ARM Zedboard. Created a secure boot flow integrated in FSBL and Uboot. Created a tool for testing most secure features of an SPI device. Cryptographic <text:s/>hash mac, SHA256, key generation, root key, session key and digests. Linux Kernel : SPI protocol driver.</text:p>
      <text:p text:style-name="List_20_Paragraph">Android with Snapdragon platform. Full Android build and ADB. BSP from Intrinsyc Open-Q 820.</text:p>
      <text:p text:style-name="Standard"><text:span text:style-name="Normal_20_Bold">INPHI </text:span><text:tab/>Santa Clara, CA</text:p>
      <text:p text:style-name="Standard"><text:span text:style-name="Normal_20_Italic">Senior Staff Engineer</text:span><text:tab/>2013-2014</text:p>
      <text:p text:style-name="List_20_Paragraph">BIOS: Intel Memory Reference Code with AMI BIOS. DDR4, UEFI memory test, NVDIMM.</text:p>
      <text:p text:style-name="Standard"><text:span text:style-name="Normal_20_Bold">AMD </text:span><text:tab/>Sunnyvale, CA</text:p>
      <text:p text:style-name="Standard"><text:span text:style-name="Normal_20_Italic">System Engineering - Manager</text:span><text:tab/>2000-2013</text:p>
      <text:p text:style-name="List_20_Paragraph"><text:soft-page-break/>Bring up and validation. Developed JTAG based debug tools. Support Debug chipset debug features. EC (Embedded Controller) 8051 with the Keil RTOS and middleware. </text:p>
      <text:p text:style-name="List_20_Paragraph">Hardware Debug Tools</text:p>
      <text:p text:style-name="Standard"><text:span text:style-name="Normal_20_Bold">STMicroelectronics</text:span><text:tab/>San Jose, CA</text:p>
      <text:p text:style-name="Standard"><text:span text:style-name="Normal_20_Italic">Manager System Solution</text:span><text:tab/>1994 – 2000</text:p>
      <text:p text:style-name="List_20_Paragraph">Managed a multi-disciplinary team. Developed hardware and software for a single chip PC &amp; DVD device. </text:p>
      <text:p text:style-name="Standard"><text:span text:style-name="Normal_20_Bold">Normerel</text:span><text:tab/>Buc, France</text:p>
      <text:p text:style-name="Standard"><text:span text:style-name="Normal_20_Italic">Hardware Design Engineer</text:span><text:tab/>1990 – 1994</text:p>
      <text:p text:style-name="List_20_Paragraph">Design of desktop PC motherboards and digital electronic systems.</text:p>
      <text:list xml:id="list212237312900411" text:continue-numbering="true" text:style-name="Outline">
        <text:list-item>
          <text:h text:style-name="Heading_20_1" text:outline-level="1">Skills</text:h>
        </text:list-item>
      </text:list>
      <text:list xml:id="list47161394220997821" text:style-name="WWNum4">
        <text:list-item>
          <text:p text:style-name="P11">Software development and hardware bring up</text:p>
          <text:list>
            <text:list-item>
              <text:p text:style-name="P12">x86 PC chipset system architecture</text:p>
            </text:list-item>
            <text:list-item>
              <text:p text:style-name="P12">From the lowest level firmware and driver to the highest level Web UI</text:p>
            </text:list-item>
            <text:list-item>
              <text:p text:style-name="P12">ARM : Xilinx Zynq embedded Linux with Zedboard</text:p>
            </text:list-item>
            <text:list-item>
              <text:p text:style-name="P12">Linux kernel and drivers</text:p>
            </text:list-item>
            <text:list-item>
              <text:p text:style-name="P12">UEFI x64 Shell application</text:p>
            </text:list-item>
            <text:list-item>
              <text:p text:style-name="P12">Embedded firmware development for 8051 micro-controller with Keil</text:p>
            </text:list-item>
            <text:list-item>
              <text:p text:style-name="P12">Scripting with various languages: Perl, Batch, PHP, Python</text:p>
            </text:list-item>
            <text:list-item>
              <text:p text:style-name="P12">C/C++/C# Visual Studio </text:p>
            </text:list-item>
            <text:list-item>
              <text:p text:style-name="P12">Windows and LINUX</text:p>
            </text:list-item>
            <text:list-item>
              <text:p text:style-name="P12">Timing Signal Analysis and Usage model</text:p>
            </text:list-item>
            <text:list-item>
              <text:p text:style-name="P12">Keysight LA and scope</text:p>
            </text:list-item>
            <text:list-item>
              <text:p text:style-name="P12">DDR3, DDR4, SPI, NAND, UFS, NVMe</text:p>
            </text:list-item>
          </text:list>
        </text:list-item>
        <text:list-item>
          <text:p text:style-name="P11">Full stack Web and Network development</text:p>
          <text:list>
            <text:list-item>
              <text:p text:style-name="P12">Frontend HTML, CSS, Javascript</text:p>
            </text:list-item>
            <text:list-item>
              <text:p text:style-name="P12">Backend server side native CGI, PHP, Node.js</text:p>
            </text:list-item>
            <text:list-item>
              <text:p text:style-name="P12">Databases: MySQL, SQlite, MSAccess.</text:p>
            </text:list-item>
            <text:list-item>
              <text:p text:style-name="P12">JAVA applet with JNI</text:p>
            </text:list-item>
            <text:list-item>
              <text:p text:style-name="P12">Socket network programming</text:p>
            </text:list-item>
            <text:list-item>
              <text:p text:style-name="P12">WAMP, LAMP</text:p>
            </text:list-item>
            <text:list-item>
              <text:p text:style-name="P12">PDF with TCPDF PDFTK</text:p>
            </text:list-item>
            <text:list-item>
              <text:p text:style-name="P12">Imaging with ImageMagick</text:p>
            </text:list-item>
            <text:list-item>
              <text:p text:style-name="P12">Data parsing, BNF, XML, XSLT, RegEx</text:p>
            </text:list-item>
            <text:list-item>
              <text:p text:style-name="P12">Graphing with D2, Chartjs</text:p>
            </text:list-item>
          </text:list>
        </text:list-item>
        <text:list-item>
          <text:p text:style-name="P11"><text:soft-page-break/>Embedded</text:p>
          <text:list>
            <text:list-item>
              <text:p text:style-name="P12">Beaglebone, RaspberyPi, Freedom board, Zedboard</text:p>
            </text:list-item>
          </text:list>
        </text:list-item>
        <text:list-item>
          <text:p text:style-name="P11">Specialities</text:p>
          <text:list>
            <text:list-item>
              <text:p text:style-name="P12">Embedded Linux</text:p>
            </text:list-item>
            <text:list-item>
              <text:p text:style-name="P12">SPI Secure boot</text:p>
            </text:list-item>
            <text:list-item>
              <text:p text:style-name="P12">JTAG</text:p>
            </text:list-item>
            <text:list-item>
              <text:p text:style-name="P12">Test automation</text:p>
            </text:list-item>
            <text:list-item>
              <text:p text:style-name="P12">Debug tools</text:p>
            </text:list-item>
            <text:list-item>
              <text:p text:style-name="P12">Web UI UX</text:p>
            </text:list-item>
            <text:list-item>
              <text:p text:style-name="P12">Memory</text:p>
            </text:list-item>
          </text:list>
        </text:list-item>
      </text:list>
      <text:list xml:id="list212237859526143" text:continue-list="list212237312900411" text:style-name="Outline">
        <text:list-item>
          <text:h text:style-name="Heading_20_1" text:outline-level="1">Patents and Awards</text:h>
        </text:list-item>
      </text:list>
      <text:p text:style-name="Standard"><text:span text:style-name="T2">Patents</text:span><text:span text:style-name="T1"><text:line-break/></text:span></text:p>
      <text:list xml:id="list6734342962565305119" text:style-name="WWNum5">
        <text:list-item>
          <text:p text:style-name="P7"><text:span text:style-name="T1">NETMORY </text:span><text:a xlink:type="simple" xlink:href="https://patents.google.com/patent/US9697114" text:style-name="Internet_20_link" text:visited-style-name="Visited_20_Internet_20_Link">US9697114B2</text:a><text:span text:style-name="T1"><text:line-break/></text:span><text:span text:style-name="T3">A revolutionary new computer architecture.</text:span></text:p>
        </text:list-item>
        <text:list-item>
          <text:p text:style-name="P8"><text:span text:style-name="T1">SLEEP PROCESSOR: </text:span><text:a xlink:type="simple" xlink:href="https://patents.google.com/patent/US8683247" text:style-name="Internet_20_link" text:visited-style-name="Visited_20_Internet_20_Link">US8683247B2</text:a><text:line-break/><text:span text:style-name="T5">Method and apparatus for controlling power supply to primary processor and portion of peripheral devices by controlling switches in a power/reset module embedded in secondary processor.</text:span></text:p>
        </text:list-item>
        <text:list-item>
          <text:p text:style-name="P9"><text:span text:style-name="T1">AUTO-SLEEP ARRAY:</text:span><text:span text:style-name="apple-converted-space"><text:span text:style-name="T1"> </text:span></text:span><text:a xlink:type="simple" xlink:href="https://patents.google.com/patent/US8370669" text:style-name="Internet_20_link" text:visited-style-name="Visited_20_Internet_20_Link"><text:span text:style-name="apple-converted-space">US8370669B2</text:span></text:a><text:span text:style-name="T1"><text:line-break/>MEMORY DEVICE HAVING A MEMORY SLEEP LOGIC AND METHODS THEREFORE.</text:span></text:p>
        </text:list-item>
        <text:list-item>
          <text:p text:style-name="P10"><text:span text:style-name="T1">EASY FLASH:</text:span><text:span text:style-name="apple-converted-space"><text:span text:style-name="T1"> </text:span></text:span><text:a xlink:type="simple" xlink:href="https://patents.google.com/patent/US9870220B2" text:style-name="Internet_20_link" text:visited-style-name="Visited_20_Internet_20_Link"><text:span text:style-name="apple-converted-space">US9870220B2</text:span></text:a><text:span text:style-name="T1"><text:line-break/>MEMORY FLASH APPARATUS AND METHOD FOR PROVIDING DEVICE UPGRADES OVER A STANDARD INTERFACE.</text:span></text:p>
        </text:list-item>
      </text:list>
      <text:p text:style-name="P4"><text:span text:style-name="T1"><text:line-break/></text:span><text:span text:style-name="T2">Awards</text:span><text:span text:style-name="T1"><text:line-break/></text:span></text:p>
      <text:p text:style-name="P1">Spotlight Award on Aug 2010 for the outstanding contribution to the SB900 Bring up effort through the development of Register Explorer</text:p>
      <text:list xml:id="list212237011747166" text:continue-list="list212237859526143" text:style-name="Outline">
        <text:list-item>
          <text:h text:style-name="Heading_20_1" text:outline-level="1">Other</text:h>
        </text:list-item>
      </text:list>
      <text:p text:style-name="P2"/>
      <text:p text:style-name="P3">Languages</text:p>
      <text:list xml:id="list8734536353259011312" text:style-name="WWNum6">
        <text:list-item>
          <text:p text:style-name="P13">French, English, Hebrew, Arabic</text:p>
        </text:list-item>
      </text:list>
      <text:p text:style-name="P1"><text:line-break/>US and EU citi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left="0.25in" fo:margin-right="0in" fo:margin-top="0.111in" fo:margin-bottom="0.111in" loext:contextual-spacing="false" fo:hyphenation-ladder-count="no-limit" fo:text-indent="-0.25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0835in" fo:margin-bottom="0.0835in" loext:contextual-spacing="false" fo:orphans="2" fo:widows="2" fo:text-indent="0in" style:auto-text-indent="false" style:writing-mode="lr-tb">
        <style:tab-stops>
          <style:tab-stop style:position="6.5in" style:type="right"/>
        </style:tab-stops>
      </style:paragraph-properties>
      <style:text-properties style:use-window-font-color="true" style:font-name="Georgia" fo:font-family="Georgia"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0835in" fo:margin-bottom="0.0693in" loext:contextual-spacing="false" fo:keep-together="always" fo:padding-left="0in" fo:padding-right="0in" fo:padding-top="0in" fo:padding-bottom="0.0693in" fo:border-left="none" fo:border-right="none" fo:border-top="none" fo:border-bottom="0.51pt solid #00000a" fo:keep-with-next="always"/>
      <style:text-properties fo:text-transform="uppercase" fo:color="#000000" fo:font-size="12pt" fo:letter-spacing="0.0173in"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text-properties fo:font-weight="bold" style:font-weight-asian="bold"/>
    </style:style>
    <style:style style:name="Name" style:family="paragraph" style:parent-style-name="Standard" style:default-outline-level="" style:list-style-name="">
      <style:paragraph-properties fo:text-align="center" style:justify-single-word="false"/>
      <style:text-properties fo:font-size="20pt" fo:font-weight="bold" style:font-size-asian="20pt" style:font-weight-asian="bold" style:font-size-complex="20pt"/>
    </style:style>
    <style:style style:name="Contact_20_Info" style:display-name="Contact Info" style:family="paragraph" style:parent-style-name="Standard" style:default-outline-level="" style:list-style-name="">
      <style:paragraph-properties fo:margin-top="0in" fo:margin-bottom="0in" loext:contextual-spacing="false" fo:text-align="center" style:justify-single-word="false"/>
      <style:text-properties fo:font-size="10pt" style:font-size-asian="10pt" style:font-size-complex="10pt"/>
    </style:style>
    <style:style style:name="List_20_Paragraph" style:display-name="List Paragraph" style:family="paragraph" style:parent-style-name="Standard" style:default-outline-level="" style:list-style-name=""/>
    <style:style style:name="Contact_20_info" style:display-name="Contact info" style:family="paragraph" style:parent-style-name="Standard" style:default-outline-level="" style:list-style-name="">
      <style:paragraph-properties fo:margin-left="0.0626in" fo:margin-right="0in" fo:margin-top="0in" fo:margin-bottom="0in" loext:contextual-spacing="false" fo:text-indent="0in" style:auto-text-indent="false">
        <style:tab-stops/>
      </style:paragraph-properties>
      <style:text-properties fo:color="#969696" style:font-name="Calibri" fo:font-family="Calibri"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style:font-name="Georgia" fo:font-family="Georgia" style:font-family-generic="roman" style:font-pitch="variable" fo:font-size="12pt" fo:letter-spacing="0.0173in"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1" fo:font-family="Arial" style:font-family-generic="roman" style:font-pitch="variable" fo:font-weight="bold" style:font-weight-asian="bold"/>
    </style:style>
    <style:style style:name="Normal_20_Bold" style:display-name="Normal Bold" style:family="text">
      <style:text-properties fo:font-weight="bold" style:font-weight-asian="bold"/>
    </style:style>
    <style:style style:name="Normal_20_Italic" style:display-name="Normal Italic" style:family="text" style:parent-style-name="Default_20_Paragraph_20_Font">
      <style:text-properties style:font-name="Arial1" fo:font-family="Arial" style:font-family-generic="roman" style:font-pitch="variable" fo:font-style="italic" style:font-style-asian="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07in" fo:margin-bottom="0.4307in" fo:margin-left="0.4307in" fo:margin-right="0.4307in" fo:border="0.51pt solid #00000a" fo:padding="0.5693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4307in" fo:margin-bottom="0.4307in" fo:margin-left="0.4307in" fo:margin-right="0.4307in" fo:border="0.51pt solid #00000a" fo:padding="0.357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loom.com</meta:initial-creator>
    <meta:editing-cycles>60</meta:editing-cycles>
    <meta:creation-date>2014-05-14T16:25:00</meta:creation-date>
    <dc:date>2018-06-11T21:22:35.415333112</dc:date>
    <meta:editing-duration>PT3H15M5S</meta:editing-duration>
    <meta:generator>LibreOffice/5.1.6.2$Linux_X86_64 LibreOffice_project/10m0$Build-2</meta:generator>
    <meta:printed-by>Michael Lerman</meta:printed-by>
    <meta:print-date>2017-05-16T08:42:48.05</meta:print-date>
    <meta:document-statistic meta:table-count="0" meta:image-count="0" meta:object-count="0" meta:page-count="3" meta:paragraph-count="78" meta:word-count="607" meta:character-count="3780" meta:non-whitespace-character-count="32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